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1.6813in"/>
    </style:style>
    <style:style style:name="Table1.B" style:family="table-column">
      <style:table-column-properties style:column-width="1.5806in"/>
    </style:style>
    <style:style style:name="Table1.C" style:family="table-column">
      <style:table-column-properties style:column-width="3.4313in"/>
    </style:style>
    <style:style style:name="Table1.A1" style:family="table-cell">
      <style:table-cell-properties style:vertical-align="middle" fo:padding="0.0194in" fo:border="none"/>
    </style:style>
    <style:style style:name="P1" style:family="paragraph" style:parent-style-name="Heading_20_1">
      <style:paragraph-properties fo:text-align="justify" style:justify-single-word="false"/>
      <style:text-properties fo:font-size="11pt" officeooo:rsid="0006782a" officeooo:paragraph-rsid="0006782a" style:font-size-asian="11pt" style:font-size-complex="11pt"/>
    </style:style>
    <style:style style:name="P2" style:family="paragraph" style:parent-style-name="Standard">
      <style:paragraph-properties fo:text-align="justify" style:justify-single-word="false"/>
      <style:text-properties fo:font-size="11pt" officeooo:rsid="00225d0a" officeooo:paragraph-rsid="0025a288" style:font-size-asian="11pt" style:font-size-complex="11pt"/>
    </style:style>
    <style:style style:name="P3" style:family="paragraph" style:parent-style-name="Standard">
      <style:paragraph-properties fo:text-align="justify" style:justify-single-word="false"/>
      <style:text-properties fo:font-size="11pt" officeooo:rsid="00225d0a" officeooo:paragraph-rsid="00226b65" style:font-size-asian="11pt" style:font-size-complex="11pt"/>
    </style:style>
    <style:style style:name="P4" style:family="paragraph" style:parent-style-name="Standard">
      <style:paragraph-properties fo:text-align="justify" style:justify-single-word="false"/>
      <style:text-properties fo:font-size="11pt" officeooo:rsid="00225d0a" officeooo:paragraph-rsid="002423fd" style:font-size-asian="11pt" style:font-size-complex="11pt"/>
    </style:style>
    <style:style style:name="P5" style:family="paragraph" style:parent-style-name="Standard">
      <style:paragraph-properties fo:text-align="justify" style:justify-single-word="false"/>
      <style:text-properties fo:font-size="11pt" officeooo:rsid="0027542e" officeooo:paragraph-rsid="0027542e" style:font-size-asian="11pt" style:font-size-complex="11pt"/>
    </style:style>
    <style:style style:name="P6" style:family="paragraph" style:parent-style-name="Standard">
      <style:paragraph-properties fo:text-align="justify" style:justify-single-word="false"/>
      <style:text-properties fo:font-size="11pt" officeooo:paragraph-rsid="00225d0a" style:font-size-asian="11pt" style:font-size-complex="11pt"/>
    </style:style>
    <style:style style:name="P7" style:family="paragraph" style:parent-style-name="Table_20_Contents">
      <style:paragraph-properties fo:text-align="justify" style:justify-single-word="false"/>
      <style:text-properties officeooo:paragraph-rsid="00225d0a"/>
    </style:style>
    <style:style style:name="P8" style:family="paragraph" style:parent-style-name="Table_20_Contents">
      <style:paragraph-properties fo:text-align="justify" style:justify-single-word="false"/>
      <style:text-properties fo:font-size="11pt" officeooo:paragraph-rsid="00225d0a" style:font-size-asian="11pt" style:font-size-complex="11pt"/>
    </style:style>
    <style:style style:name="P9" style:family="paragraph" style:parent-style-name="Table_20_Heading">
      <style:paragraph-properties fo:text-align="justify" style:justify-single-word="false"/>
      <style:text-properties officeooo:paragraph-rsid="00225d0a"/>
    </style:style>
    <style:style style:name="P10" style:family="paragraph" style:parent-style-name="Text_20_body">
      <style:paragraph-properties fo:text-align="justify" style:justify-single-word="false"/>
      <style:text-properties fo:font-size="11pt" officeooo:rsid="00092171" officeooo:paragraph-rsid="00092171" style:font-size-asian="11pt" style:font-size-complex="11pt"/>
    </style:style>
    <style:style style:name="P11" style:family="paragraph" style:parent-style-name="Text_20_body">
      <style:paragraph-properties fo:text-align="justify" style:justify-single-word="false" fo:break-before="page"/>
      <style:text-properties fo:font-size="11pt" officeooo:rsid="00092171" officeooo:paragraph-rsid="00092171" style:font-size-asian="11pt" style:font-size-complex="11pt"/>
    </style:style>
    <style:style style:name="P12" style:family="paragraph" style:parent-style-name="Text_20_body">
      <style:paragraph-properties fo:text-align="justify" style:justify-single-word="false"/>
      <style:text-properties fo:font-size="11pt" officeooo:rsid="0014a32e" officeooo:paragraph-rsid="0014a32e" style:font-size-asian="11pt" style:font-size-complex="11pt"/>
    </style:style>
    <style:style style:name="P13" style:family="paragraph" style:parent-style-name="Text_20_body">
      <style:paragraph-properties fo:text-align="justify" style:justify-single-word="false" fo:break-before="page"/>
      <style:text-properties fo:font-size="11pt" officeooo:rsid="0014a32e" officeooo:paragraph-rsid="0015f72e" style:font-size-asian="11pt" style:font-size-complex="11pt"/>
    </style:style>
    <style:style style:name="P14" style:family="paragraph" style:parent-style-name="Text_20_body">
      <style:paragraph-properties fo:text-align="justify" style:justify-single-word="false" fo:break-before="page"/>
      <style:text-properties fo:font-size="11pt" officeooo:rsid="0006782a" officeooo:paragraph-rsid="0006782a" style:font-size-asian="11pt" style:font-size-complex="11pt"/>
    </style:style>
    <style:style style:name="P15" style:family="paragraph" style:parent-style-name="Text_20_body">
      <style:paragraph-properties fo:text-align="justify" style:justify-single-word="false"/>
      <style:text-properties fo:font-size="11pt" officeooo:rsid="0006782a" officeooo:paragraph-rsid="0006782a" style:font-size-asian="11pt" style:font-size-complex="11pt"/>
    </style:style>
    <style:style style:name="P16" style:family="paragraph" style:parent-style-name="Text_20_body">
      <style:paragraph-properties fo:text-align="justify" style:justify-single-word="false"/>
      <style:text-properties fo:font-size="11pt" officeooo:rsid="0007efce" officeooo:paragraph-rsid="0007503e" style:font-size-asian="11pt" style:font-size-complex="11pt"/>
    </style:style>
    <style:style style:name="P17" style:family="paragraph" style:parent-style-name="Text_20_body">
      <style:paragraph-properties fo:text-align="justify" style:justify-single-word="false"/>
      <style:text-properties fo:font-size="11pt" officeooo:paragraph-rsid="0006782a" style:font-size-asian="11pt" style:font-size-complex="11pt"/>
    </style:style>
    <style:style style:name="P18" style:family="paragraph" style:parent-style-name="Text_20_body">
      <style:paragraph-properties fo:text-align="justify" style:justify-single-word="false"/>
      <style:text-properties fo:font-size="11pt" officeooo:paragraph-rsid="00092171" style:font-size-asian="11pt" style:font-size-complex="11pt"/>
    </style:style>
    <style:style style:name="P19" style:family="paragraph" style:parent-style-name="Text_20_body">
      <style:paragraph-properties fo:text-align="justify" style:justify-single-word="false"/>
      <style:text-properties fo:font-size="11pt" style:font-size-asian="11pt" style:font-size-complex="11pt"/>
    </style:style>
    <style:style style:name="P20" style:family="paragraph" style:parent-style-name="Text_20_body">
      <style:paragraph-properties fo:text-align="justify" style:justify-single-word="false"/>
      <style:text-properties fo:font-size="11pt" officeooo:rsid="000c9f14" officeooo:paragraph-rsid="000c9f14" style:font-size-asian="11pt" style:font-size-complex="11pt"/>
    </style:style>
    <style:style style:name="P21" style:family="paragraph" style:parent-style-name="Text_20_body">
      <style:paragraph-properties fo:text-align="justify" style:justify-single-word="false"/>
      <style:text-properties fo:font-size="11pt" officeooo:rsid="0012fe6a" officeooo:paragraph-rsid="000d0a46" style:font-size-asian="11pt" style:font-size-complex="11pt"/>
    </style:style>
    <style:style style:name="P22" style:family="paragraph" style:parent-style-name="Text_20_body">
      <style:paragraph-properties fo:text-align="justify" style:justify-single-word="false"/>
      <style:text-properties fo:font-size="11pt" officeooo:rsid="0015f72e" officeooo:paragraph-rsid="0015f72e" style:font-size-asian="11pt" style:font-size-complex="11pt"/>
    </style:style>
    <style:style style:name="P23" style:family="paragraph" style:parent-style-name="Text_20_body">
      <style:paragraph-properties fo:text-align="justify" style:justify-single-word="false"/>
      <style:text-properties fo:font-size="11pt" officeooo:rsid="00195136" officeooo:paragraph-rsid="00195136" style:font-size-asian="11pt" style:font-size-complex="11pt"/>
    </style:style>
    <style:style style:name="P24" style:family="paragraph" style:parent-style-name="Text_20_body">
      <style:paragraph-properties fo:text-align="justify" style:justify-single-word="false"/>
      <style:text-properties fo:font-size="11pt" officeooo:rsid="001cef47" officeooo:paragraph-rsid="0019d841" style:font-size-asian="11pt" style:font-size-complex="11pt"/>
    </style:style>
    <style:style style:name="P25" style:family="paragraph" style:parent-style-name="Text_20_body">
      <style:paragraph-properties fo:text-align="justify" style:justify-single-word="false" fo:break-before="page"/>
      <style:text-properties fo:font-size="11pt" officeooo:rsid="001e27ab" officeooo:paragraph-rsid="001e27ab" style:font-size-asian="11pt" style:font-size-complex="11pt"/>
    </style:style>
    <style:style style:name="P26" style:family="paragraph" style:parent-style-name="Text_20_body">
      <style:paragraph-properties fo:text-align="justify" style:justify-single-word="false"/>
      <style:text-properties fo:font-size="11pt" officeooo:rsid="001e47c2" officeooo:paragraph-rsid="001e47c2" style:font-size-asian="11pt" style:font-size-complex="11pt"/>
    </style:style>
    <style:style style:name="P27" style:family="paragraph" style:parent-style-name="Text_20_body">
      <style:paragraph-properties fo:text-align="justify" style:justify-single-word="false" fo:break-before="page"/>
      <style:text-properties fo:font-size="11pt" officeooo:rsid="001eb037" officeooo:paragraph-rsid="001eb037" style:font-size-asian="11pt" style:font-size-complex="11pt"/>
    </style:style>
    <style:style style:name="P28" style:family="paragraph" style:parent-style-name="Text_20_body">
      <style:paragraph-properties fo:text-align="justify" style:justify-single-word="false"/>
      <style:text-properties fo:font-size="11pt" officeooo:rsid="001eb037" officeooo:paragraph-rsid="001eb037" style:font-size-asian="11pt" style:font-size-complex="11pt"/>
    </style:style>
    <style:style style:name="P29" style:family="paragraph" style:parent-style-name="Text_20_body">
      <style:paragraph-properties fo:text-align="justify" style:justify-single-word="false"/>
      <style:text-properties fo:font-size="11pt" officeooo:rsid="001f7926" officeooo:paragraph-rsid="001f7926" style:font-size-asian="11pt" style:font-size-complex="11pt"/>
    </style:style>
    <style:style style:name="P30" style:family="paragraph" style:parent-style-name="Text_20_body">
      <style:paragraph-properties fo:text-align="justify" style:justify-single-word="false"/>
      <style:text-properties fo:font-size="11pt" officeooo:rsid="0020a7b0" officeooo:paragraph-rsid="0020a7b0" style:font-size-asian="11pt" style:font-size-complex="11pt"/>
    </style:style>
    <style:style style:name="P31" style:family="paragraph" style:parent-style-name="Text_20_body">
      <style:paragraph-properties fo:text-align="justify" style:justify-single-word="false"/>
      <style:text-properties fo:font-size="11pt" officeooo:rsid="0020a7b0" officeooo:paragraph-rsid="00219212" style:font-size-asian="11pt" style:font-size-complex="11pt"/>
    </style:style>
    <style:style style:name="P32" style:family="paragraph" style:parent-style-name="Text_20_body">
      <style:paragraph-properties fo:text-align="justify" style:justify-single-word="false"/>
      <style:text-properties fo:font-size="11pt" officeooo:rsid="0020a7b0" officeooo:paragraph-rsid="00225d0a" style:font-size-asian="11pt" style:font-size-complex="11pt"/>
    </style:style>
    <style:style style:name="P33" style:family="paragraph" style:parent-style-name="Text_20_body">
      <style:paragraph-properties fo:text-align="justify" style:justify-single-word="false"/>
      <style:text-properties officeooo:rsid="0012fe6a" officeooo:paragraph-rsid="000d0a46"/>
    </style:style>
    <style:style style:name="P34" style:family="paragraph" style:parent-style-name="Text_20_body">
      <style:paragraph-properties fo:text-align="justify" style:justify-single-word="false"/>
      <style:text-properties officeooo:rsid="0014a32e" officeooo:paragraph-rsid="0014a32e"/>
    </style:style>
    <style:style style:name="P35" style:family="paragraph" style:parent-style-name="Text_20_body">
      <style:paragraph-properties fo:text-align="justify" style:justify-single-word="false"/>
      <style:text-properties officeooo:rsid="00195136" officeooo:paragraph-rsid="0015f72e"/>
    </style:style>
    <style:style style:name="P36" style:family="paragraph" style:parent-style-name="Text_20_body">
      <style:paragraph-properties fo:text-align="justify" style:justify-single-word="false"/>
      <style:text-properties officeooo:rsid="000b08a8" officeooo:paragraph-rsid="00092171"/>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justify" style:justify-single-word="false"/>
      <style:text-properties officeooo:paragraph-rsid="0015f72e"/>
    </style:style>
    <style:style style:name="P39" style:family="paragraph" style:parent-style-name="Text_20_body">
      <style:paragraph-properties fo:text-align="justify" style:justify-single-word="false"/>
      <style:text-properties officeooo:rsid="0007efce" officeooo:paragraph-rsid="0007503e"/>
    </style:style>
    <style:style style:name="T1" style:family="text">
      <style:text-properties officeooo:rsid="0006782a"/>
    </style:style>
    <style:style style:name="T2" style:family="text">
      <style:text-properties fo:font-size="11pt" style:font-size-asian="11pt" style:font-size-complex="11pt"/>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size="11pt" fo:font-weight="normal" officeooo:rsid="000c9f14" style:font-size-asian="11pt" style:font-weight-asian="normal" style:font-size-complex="11pt" style:font-weight-complex="normal"/>
    </style:style>
    <style:style style:name="T5" style:family="text">
      <style:text-properties fo:font-size="11pt" fo:font-weight="normal" officeooo:rsid="00142d8b" style:font-size-asian="11pt" style:font-weight-asian="normal" style:font-size-complex="11pt" style:font-weight-complex="normal"/>
    </style:style>
    <style:style style:name="T6" style:family="text">
      <style:text-properties fo:font-size="11pt" fo:font-weight="normal" officeooo:rsid="0015f72e" style:font-size-asian="11pt" style:font-weight-asian="normal" style:font-size-complex="11pt" style:font-weight-complex="normal"/>
    </style:style>
    <style:style style:name="T7" style:family="text">
      <style:text-properties fo:font-size="11pt" fo:font-weight="normal" officeooo:rsid="000b08a8" style:font-size-asian="11pt" style:font-weight-asian="normal" style:font-size-complex="11pt"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5f72e" style:font-weight-asian="normal" style:font-weight-complex="normal"/>
    </style:style>
    <style:style style:name="T10" style:family="text">
      <style:text-properties fo:font-weight="normal" officeooo:rsid="00142d8b" style:font-weight-asian="normal" style:font-weight-complex="normal"/>
    </style:style>
    <style:style style:name="T11" style:family="text">
      <style:text-properties fo:font-weight="normal" officeooo:rsid="000d0a46" style:font-weight-asian="normal" style:font-weight-complex="normal"/>
    </style:style>
    <style:style style:name="T12" style:family="text">
      <style:text-properties officeooo:rsid="001f7926"/>
    </style:style>
    <style:style style:name="T13" style:family="text">
      <style:text-properties officeooo:rsid="0020a7b0"/>
    </style:style>
    <style:style style:name="T14" style:family="text">
      <style:text-properties officeooo:rsid="00219212"/>
    </style:style>
    <style:style style:name="T15" style:family="text">
      <style:text-properties officeooo:rsid="00225d0a"/>
    </style:style>
    <style:style style:name="T16" style:family="text">
      <style:text-properties officeooo:rsid="00226b65"/>
    </style:style>
    <style:style style:name="T17" style:family="text">
      <style:text-properties officeooo:rsid="002423fd"/>
    </style:style>
    <style:style style:name="T18" style:family="text">
      <style:text-properties officeooo:rsid="0025a288"/>
    </style:style>
    <style:style style:name="T19" style:family="text">
      <style:text-properties officeooo:rsid="00092171"/>
    </style:style>
    <style:style style:name="T20" style:family="text">
      <style:text-properties officeooo:rsid="000b08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itulo del Trabajo:<text:line-break/>Sistema distribuido de deteccion y monitorizacion en redes inhalambricas</text:h>
      <text:p text:style-name="P15"/>
      <text:p text:style-name="P15"/>
      <text:p text:style-name="P15"/>
      <text:p text:style-name="P15"/>
      <text:p text:style-name="P17"><text:span text:style-name="T1">TRABAJO DE FIN DE GRADO PRESENTADO EN: </text:span>E<text:span text:style-name="T1">scuela tecnica superior </text:span>de Ingeniería Industrial, Informática y de Telecomunicación</text:p>
      <text:p text:style-name="P15">PARA LA OBTENCIÓN DEL TÍTULO DE: Master en ciberseguridad</text:p>
      <text:p text:style-name="P15">CURSO ACADÉMICO: 2024-2025</text:p>
      <text:p text:style-name="P15">AUTOR/A: Villain Equiza Sergio</text:p>
      <text:p text:style-name="P15">TUTOR/A: Garcia Jimenez Santiago</text:p>
      <text:p text:style-name="P15">☒El autor/la autora del Trabajo de Fin de Master autoriza a la Universidad publica de Navarra, con carácter gratuito y con fines exclusivamente de investigación y docencia, los derechos de reproducción y comunicación pública de este documento siempre que: se cite el autor/la autora original, y el uso que se haga de la obra no sea comercial .</text:p>
      <text:p text:style-name="P15">☒Reconocimiento – NoComercial – CompartirIgual (by-nc-sa): No se permite un uso comercial de la obra original ni de las posibles obras derivadas, la distribución de las cuales se debe hacer con una licencia igual a la que regula la obra original.</text:p>
      <text:p text:style-name="P15">DECLARACIÓN DE ORIGINALIDAD</text:p>
      <text:p text:style-name="P15">Yo Sergio Villain Equiza</text:p>
      <text:p text:style-name="P15">Declaro que este Trabajo de Fin de Master es original, fruto de mi trabajo personal, y que no ha sido previamente presentado para obtener otro título o calificación profesional. Las ideas, formulaciones, imágenes, ilustraciones tomadas de fuentes ajenas han sido debidamente citadas y referenciadas</text:p>
      <text:p text:style-name="P14">Resumen:</text:p>
      <text:p text:style-name="P39"><text:span text:style-name="T2"><text:tab/>Esta memoria recoge la información relacionada con el desarrollo del </text:span><text:span text:style-name="Strong_20_Emphasis"><text:span text:style-name="T2">Trabajo de Fin de Máster (TFM)</text:span></text:span><text:span text:style-name="T2"> para la obtención del título de </text:span><text:span text:style-name="Strong_20_Emphasis"><text:span text:style-name="T2">Máster en Ciberseguridad</text:span></text:span><text:span text:style-name="T2"> por la </text:span><text:span text:style-name="Strong_20_Emphasis"><text:span text:style-name="T2">Universidad Pública de Navarra (UPNA)</text:span></text:span><text:span text:style-name="T2">. El proyecto consiste en el diseño e implementación de un </text:span><text:span text:style-name="Strong_20_Emphasis"><text:span text:style-name="T2">sistema distribuido</text:span></text:span><text:span text:style-name="T2"> para la </text:span><text:span text:style-name="Strong_20_Emphasis"><text:span text:style-name="T2">detección y monitorización de ataques en redes inalámbricas</text:span></text:span><text:span text:style-name="T2">, específicamente en redes Wi-Fi abiertas, como las presentes en centros comerciales. Las redes Wi-Fi abiertas son especialmente vulnerables a ataques que pueden comprometer la seguridad de los datos de los usuarios.</text:span></text:p>
      <text:p text:style-name="P37"><text:span text:style-name="T2">La solución se compone de varias </text:span><text:span text:style-name="Strong_20_Emphasis"><text:span text:style-name="T2">sondas de red</text:span></text:span><text:span text:style-name="T2"> basadas en el microcontrolador </text:span><text:span text:style-name="Strong_20_Emphasis"><text:span text:style-name="T2">ESP32</text:span></text:span><text:span text:style-name="T2"> de Espressif. Cada sonda opera de forma independiente, enfocándose en la monitorización y detección de ataques en la </text:span><text:span text:style-name="Strong_20_Emphasis"><text:span text:style-name="T2">capa 2</text:span></text:span><text:span text:style-name="T2"> (capa de enlace de datos) de la red Wi-Fi. Las sondas se comunican con un </text:span><text:span text:style-name="Strong_20_Emphasis"><text:span text:style-name="T2">dispositivo central</text:span></text:span><text:span text:style-name="T2"> utilizando el protocolo </text:span><text:span text:style-name="Strong_20_Emphasis"><text:span text:style-name="T2">MQTT</text:span></text:span><text:span text:style-name="T2">, permitiendo la recopilación, análisis y visualización de los datos.</text:span></text:p>
      <text:p text:style-name="P37"><text:span text:style-name="T2">Para la presentación de los resultados y alertas, se emplean tecnologías como </text:span><text:span text:style-name="Strong_20_Emphasis"><text:span text:style-name="T2">Elasticsearch</text:span></text:span><text:span text:style-name="T2"> y </text:span><text:span text:style-name="Strong_20_Emphasis"><text:span text:style-name="T2">Grafana</text:span></text:span><text:span text:style-name="T2">, que centralizan la información en un único punto accesible para su análisis y visualización en tiempo real. El objetivo principal del proyecto es desarrollar una </text:span><text:span text:style-name="Strong_20_Emphasis"><text:span text:style-name="T2">PoC (Proof of Concept)</text:span></text:span><text:span text:style-name="T2"> funcional de un </text:span><text:span text:style-name="Strong_20_Emphasis"><text:span text:style-name="T2">sistema de detección de intrusiones (IDS)</text:span></text:span><text:span text:style-name="T2">, con un enfoque </text:span><text:span text:style-name="Strong_20_Emphasis"><text:span text:style-name="T2">robusto</text:span></text:span><text:span text:style-name="T2">, </text:span><text:span text:style-name="Strong_20_Emphasis"><text:span text:style-name="T2">económico</text:span></text:span><text:span text:style-name="T2"> y </text:span><text:span text:style-name="Strong_20_Emphasis"><text:span text:style-name="T2">energéticamente eficiente</text:span></text:span><text:span text:style-name="T2">, aprovechando un gran número de microcontroladores de bajo costo. Este sistema es escalable, permitiendo su expansión a más ubicaciones con una inversión mínima en hardware, y tiene el potencial de integrarse con otras plataformas de seguridad.</text:span></text:p>
      <text:p text:style-name="P16"/>
      <text:p text:style-name="P39"><text:span text:style-name="Strong_20_Emphasis"><text:span text:style-name="T2">Palabras clave: </text:span></text:span><text:span text:style-name="T2">Ciberseguridad, redes inalámbricas, Wi-Fi abiertas, detección de intrusiones, IDS, sonda de red, ESP32, sistema distribuido, capa 2, MQTT, Elasticsearch, Grafana, monitorización, Proof of Concept, microcontroladores de bajo coste, escalabilidad, visualización de datos.</text:span></text:p>
      <text:p text:style-name="P16"/>
      <text:p text:style-name="P18"><text:span text:style-name="T19">Abstract:<text:line-break/><text:line-break/><text:tab/></text:span>This report gathers the information related to the development of the Master's Thesis (TFM) for the Master's Degree in Cybersecurity at the Public University of Navarre (UPNA). The project focuses on the design and implementation of a distributed system for detecting and monitoring attacks on wireless networks, specifically open Wi-Fi networks such as those found in shopping centers. Open Wi-Fi networks are particularly vulnerable to attacks that may compromise user data security.</text:p>
      <text:p text:style-name="P19">The solution is composed of several network probes based on the ESP32 microcontroller by Espressif. Each probe operates independently, focusing on monitoring and detecting attacks at Layer 2 (data link layer) of the Wi-Fi network. The probes communicate with a central device using the MQTT protocol, enabling the collection, analysis, and visualization of data.</text:p>
      <text:p text:style-name="P19">To display results and alerts, technologies such as Elasticsearch and Grafana are used to centralize information in a single accessible point for real-time analysis and visualization. The main goal of the project is to develop a functional Proof of Concept (PoC) for an Intrusion Detection System (IDS), with a robust, cost-effective, and energy-efficient approach, leveraging a large number of low-cost microcontrollers. The system is scalable, allowing expansion to more locations with minimal hardware investment, and it has the potential to integrate with other security platforms.</text:p>
      <text:p text:style-name="P37"><text:span text:style-name="Strong_20_Emphasis"><text:span text:style-name="T2">Keywords:</text:span></text:span><text:span text:style-name="T2"> Cybersecurity, wireless networks, open Wi-Fi, intrusion detection, IDS, network probe, ESP32, distributed system, Layer 2, MQTT, Elasticsearch, Grafana, monitoring, Proof of Concept, low-cost microcontrollers, scalability, data visualization.</text:span></text:p>
      <text:p text:style-name="P10">Laburpena:</text:p>
      <text:p text:style-name="P10"><text:soft-page-break/><text:tab/>Lan honek Nafarroako Unibertsitate Publikoan (NUP) Cibersegurtasuneko Master titulua lortzeko Master Amaierako Lanaren (MAL) garapenari buruzko informazioa biltzen du. Proiektuak sistema banatu baten diseinua eta inplementazioa du ardatz, sare harigabeetan —bereziki merkataritza-guneetan aurki daitezkeen Wi-Fi irekiak— gertatzen diren erasoen detekzio eta monitorizaziorako. Wi-Fi sare irekiak bereziki kalteberak dira erabiltzaileen datuen segurtasuna arriskuan jar dezaketen erasoen aurrean.</text:p>
      <text:p text:style-name="P19">Soluzioa Espressif-eko ESP32 mikrokontrolagailuan oinarritutako sare-probak osatzen dute. Proba bakoitzak modu independentean funtzionatzen du, Wi-Fi sarearen 2. geruzan (datuen lotura-geruza) gertatzen diren erasoak monitorizatuz eta detektatuz. Probek MQTT protokoloa erabiltzen dute gailu zentral batekin komunikatzeko, eta horrek datuen bilketa, analisia eta bistaratzea ahalbidetzen du.</text:p>
      <text:p text:style-name="P19">Emaitzak eta alertak aurkezteko, Elasticsearch eta Grafana bezalako teknologiak erabiltzen dira, informazioa puntu bakarrean zentralizatuz denbora errealean aztertzeko eta bistaratzeko. Proiektuaren helburu nagusia Sarrera Detekzio Sistemaren (IDS) funtzionalaren Kontzeptu Froga (PoC) bat garatzea da, ikuspegi sendo, ekonomiko eta energia-eraginkor batekin, kostu baxuko mikrokontrolagailu ugariren erabileran oinarrituta. Sistema hau eskalagarria da, kokaleku gehiagoetara hedatzeko aukera ematen du inbertsio txikiarekin, eta beste segurtasun-plataforma batzuekin integratzeko ahalmena du.</text:p>
      <text:p text:style-name="P37"><text:span text:style-name="Strong_20_Emphasis"><text:span text:style-name="T2">Gako-hitzak:</text:span></text:span><text:span text:style-name="T2"> Cibersegurtasuna, sare harigabeak, Wi-Fi irekiak, sarrera-detekzioa, IDS, sare-proba, ESP32, sistema banatua, 2. geruza, MQTT, Elasticsearch, Grafana, monitorizazioa, Kontzeptu Froga, kostu txikiko mikrokontrolagailuak, eskalagarritasuna, datuen bistaratzea.</text:span></text:p>
      <text:p text:style-name="P10"/>
      <text:p text:style-name="P11">1. Introduccion</text:p>
      <text:p text:style-name="P36"><text:span text:style-name="T3"><text:tab/>En este documento se describen las distintas fases del desarrollo de un </text:span><text:span text:style-name="Strong_20_Emphasis"><text:span text:style-name="T3">sistema distribuido de detección de amenazas</text:span></text:span><text:span text:style-name="T3">, diseñado para operar en redes Wi-Fi abiertas. A lo largo de las siguientes secciones se presentan la </text:span><text:span text:style-name="Strong_20_Emphasis"><text:span text:style-name="T3">motivación</text:span></text:span><text:span text:style-name="T3">, el </text:span><text:span text:style-name="Strong_20_Emphasis"><text:span text:style-name="T3">contexto</text:span></text:span><text:span text:style-name="T3">, los </text:span><text:span text:style-name="Strong_20_Emphasis"><text:span text:style-name="T3">objetivos</text:span></text:span><text:span text:style-name="T3"> y los </text:span><text:span text:style-name="Strong_20_Emphasis"><text:span text:style-name="T3">resultados</text:span></text:span><text:span text:style-name="T3"> obtenidos durante el desarrollo, realizado en el marco del </text:span><text:span text:style-name="Strong_20_Emphasis"><text:span text:style-name="T3">Trabajo de Fin de Máster (TFM)</text:span></text:span><text:span text:style-name="T3">.</text:span></text:p>
      <text:p text:style-name="P37"><text:span text:style-name="T3">Cabe destacar que este proyecto no persigue la creación de un producto final completamente funcional, sino que se plantea como una </text:span><text:span text:style-name="Strong_20_Emphasis"><text:span text:style-name="T3">prueba de concepto (PoC)</text:span></text:span><text:span text:style-name="T3">. El objetivo principal es analizar las </text:span><text:span text:style-name="Strong_20_Emphasis"><text:span text:style-name="T3">capacidades y limitaciones del microcontrolador ESP32</text:span></text:span><text:span text:style-name="T3"> como sonda de red en entornos reales. Este dispositivo, tal como se detalla más adelante, constituye el </text:span><text:span text:style-name="Strong_20_Emphasis"><text:span text:style-name="T3">componente clave</text:span></text:span><text:span text:style-name="T3"> del sistema de detección, </text:span><text:span text:style-name="T4">desarrollado</text:span><text:span text:style-name="T3">.</text:span></text:p>
      <text:p text:style-name="P19"><text:span text:style-name="T8"/></text:p>
      <text:p text:style-name="P20"><text:span text:style-name="T8">1.1 </text:span><text:span text:style-name="T11">Problematica</text:span></text:p>
      <text:p text:style-name="P33"><text:span text:style-name="T5"><text:tab/>El objetivo principal de este proyecto es abordar uno de los desafíos persistentes en el campo de la ciberseguridad: la protección de las </text:span><text:span text:style-name="Strong_20_Emphasis"><text:span text:style-name="T5">redes Wi-Fi</text:span></text:span><text:span text:style-name="T5">, especialmente las </text:span><text:span text:style-name="Strong_20_Emphasis"><text:span text:style-name="T5">redes abiertas</text:span></text:span><text:span text:style-name="T5">. Aunque el uso de redes Wi-Fi ha evolucionado, con un incremento en la adopción de protocolos de seguridad como </text:span><text:span text:style-name="Strong_20_Emphasis"><text:span text:style-name="T5">WPA2</text:span></text:span><text:span text:style-name="T5"> y </text:span><text:span text:style-name="Strong_20_Emphasis"><text:span text:style-name="T5">WPA3</text:span></text:span><text:span text:style-name="T5">, el panorama de la seguridad inalámbrica sigue presentando graves riesgos. Si bien las redes completamente abiertas, sin ningún tipo de encriptación, ya no representan un problema tan crítico como en décadas anteriores, las redes públicas siguen siendo un vector de ataque atractivo y vulnerable, incluso con la implementación de protocolos de encriptación.</text:span></text:p>
      <text:p text:style-name="P37"><text:span text:style-name="T3">El número de puntos de acceso Wi-Fi ha crecido exponencialmente en los últimos años, superando la capacidad de las soluciones tradicionales de seguridad para gestionar la creciente demanda. Según </text:span><text:span text:style-name="Strong_20_Emphasis"><text:span text:style-name="T3">Broadband Search</text:span></text:span><text:span text:style-name="T3">, en 2022 había más de </text:span><text:span text:style-name="Strong_20_Emphasis"><text:span text:style-name="T3">93,255 puntos de acceso gratuitos</text:span></text:span><text:span text:style-name="T3"> solo en España, lo que convierte al país en uno de los más grandes de Europa en términos de acceso público a redes Wi-Fi. Aunque la mayoría de estos puntos de acceso no son técnicamente </text:span><text:span text:style-name="Strong_20_Emphasis"><text:span text:style-name="T3">abiertos</text:span></text:span><text:span text:style-name="T3">, sino que utilizan contraseñas públicas para garantizar el acceso, siguen siendo mucho más </text:span><text:span text:style-name="Strong_20_Emphasis"><text:span text:style-name="T3">inseguros</text:span></text:span><text:span text:style-name="T3"> que las redes cableadas. A pesar de la implementación de medidas de seguridad, las redes Wi-Fi gratuitas siguen siendo un blanco fácil para los cibercriminales debido a la falta de medidas de protección eficaces.</text:span></text:p>
      <text:p text:style-name="P21"><text:span text:style-name="T10"/></text:p>
      <text:p text:style-name="P22"><text:span text:style-name="T10">1.</text:span><text:span text:style-name="T8">1.1 Redes publicas</text:span></text:p>
      <text:p text:style-name="P34"><text:span text:style-name="T6"><text:tab/>El principal problema asociado con las </text:span><text:span text:style-name="Strong_20_Emphasis"><text:span text:style-name="T6">redes públicas</text:span></text:span><text:span text:style-name="T6"> o gratuitas es su naturaleza misma: su accesibilidad masiva. Al estar abiertas a una multitud de usuarios, se convierten en un objetivo extremadamente atractivo para los ciberdelincuentes, quienes pueden aprovechar la falta de restricciones físicas en estas redes para </text:span><text:span text:style-name="Strong_20_Emphasis"><text:span text:style-name="T6">interceptar</text:span></text:span><text:span text:style-name="T6">, </text:span><text:span text:style-name="Strong_20_Emphasis"><text:span text:style-name="T6">modificar</text:span></text:span><text:span text:style-name="T6"> y </text:span><text:span text:style-name="Strong_20_Emphasis"><text:span text:style-name="T6">redirigir</text:span></text:span><text:span text:style-name="T6"> el tráfico de red sin que los usuarios sean conscientes de la amenaza.</text:span></text:p>
      <text:p text:style-name="P37"><text:span text:style-name="T3">Aunque muchos de estos ataques se producen en redes </text:span><text:span text:style-name="Strong_20_Emphasis"><text:span text:style-name="T3">sin encriptación</text:span></text:span><text:span text:style-name="T3">, incluso en redes protegidas por </text:span><text:span text:style-name="Strong_20_Emphasis"><text:span text:style-name="T3">WPA2</text:span></text:span><text:span text:style-name="T3"> o </text:span><text:span text:style-name="Strong_20_Emphasis"><text:span text:style-name="T3">WPA3</text:span></text:span><text:span text:style-name="T3">, existen diversas técnicas de ataque, como la </text:span><text:span text:style-name="Strong_20_Emphasis"><text:span text:style-name="T3">suplantación de identidad (spoofing)</text:span></text:span><text:span text:style-name="T3">, </text:span><text:span text:style-name="Strong_20_Emphasis"><text:span text:style-name="T3">interceptación de tráfico</text:span></text:span><text:span text:style-name="T3"> y </text:span><text:span text:style-name="Strong_20_Emphasis"><text:span text:style-name="T3">ataques de ingeniería social</text:span></text:span><text:span text:style-name="T3">. Estos ataques pueden poner en riesgo la seguridad y privacidad de los usuarios, incluso cuando el tráfico se encuentra encriptado. Por ejemplo, los ataques de tipo </text:span><text:span text:style-name="Strong_20_Emphasis"><text:span text:style-name="T3">Man-in-the-Middle (MITM)</text:span></text:span><text:span text:style-name="T3"> pueden permitir que los atacantes intercepten y alteren el tráfico entre el usuario y el servidor, a pesar de la encriptación existente.</text:span></text:p>
      <text:p text:style-name="P37"><text:span text:style-name="T3">El uso de </text:span><text:span text:style-name="Strong_20_Emphasis"><text:span text:style-name="T3">VPNs</text:span></text:span><text:span text:style-name="T3"> ha aumentado en los últimos años, con aproximadamente un </text:span><text:span text:style-name="Strong_20_Emphasis"><text:span text:style-name="T3">59% de los usuarios</text:span></text:span><text:span text:style-name="T3"> utilizando este tipo de soluciones cuando acceden a redes públicas, debido a la preocupación por la inseguridad inherente de estas redes. Sin embargo, la dependencia de VPNs no resuelve completamente los problemas, ya que los atacantes aún pueden encontrar vulnerabilidades en los dispositivos conectados.</text:span></text:p>
      <text:p text:style-name="P12"><text:span text:style-name="T9"/></text:p>
      <text:p text:style-name="P13"><text:span text:style-name="T9"/></text:p>
      <text:p text:style-name="P22"><text:span text:style-name="T20">1.</text:span>1.2 Redes privadas</text:p>
      <text:p text:style-name="P35"><text:span text:style-name="T3"><text:tab/>En el contexto de las </text:span><text:span text:style-name="Strong_20_Emphasis"><text:span text:style-name="T3">redes privadas</text:span></text:span><text:span text:style-name="T3">, especialmente en sectores como el </text:span><text:span text:style-name="Strong_20_Emphasis"><text:span text:style-name="T3">Internet de las Cosas (IoT)</text:span></text:span><text:span text:style-name="T3"> y las aplicaciones industriales, los riesgos se han multiplicado, y el impacto potencial de un ataque puede ser aún más grave. El </text:span><text:span text:style-name="Strong_20_Emphasis"><text:span text:style-name="T3">Internet de las Cosas</text:span></text:span><text:span text:style-name="T3"> ha impulsado la adopción de redes Wi-Fi, en particular el estándar </text:span><text:span text:style-name="Strong_20_Emphasis"><text:span text:style-name="T3">Wi-Fi 6</text:span></text:span><text:span text:style-name="T3">, que se considera más rentable que las tecnologías de comunicación alternativas. Sin embargo, el crecimiento exponencial del uso de dispositivos IoT ha abierto nuevas puertas a vulnerabilidades, muchas de las cuales son explotadas por atacantes.</text:span></text:p>
      <text:p text:style-name="P37"><text:span text:style-name="T3">El mercado de tecnologías Wi-Fi ha experimentado un aumento significativo, pasando de un valor de </text:span><text:span text:style-name="Strong_20_Emphasis"><text:span text:style-name="T3">3.5 billones de dólares</text:span></text:span><text:span text:style-name="T3"> en 2023 a estimarse en </text:span><text:span text:style-name="Strong_20_Emphasis"><text:span text:style-name="T3">4.9 billones de dólares</text:span></text:span><text:span text:style-name="T3"> a finales de 2025, según datos de </text:span><text:span text:style-name="Strong_20_Emphasis"><text:span text:style-name="T3">Wi-Fi.org</text:span></text:span><text:span text:style-name="T3">. Este auge en la adopción de Wi-Fi está asociado con una mejora en la seguridad, con el </text:span><text:span text:style-name="Strong_20_Emphasis"><text:span text:style-name="T3">protocolo WPA3</text:span></text:span><text:span text:style-name="T3"> como uno de los avances más destacados. No obstante, incluso con estas mejoras, la transmisión inalámbrica sigue siendo inherentemente insegura debido a la </text:span><text:span text:style-name="Strong_20_Emphasis"><text:span text:style-name="T3">exposición al aire libre</text:span></text:span><text:span text:style-name="T3"> del tráfico de datos.</text:span></text:p>
      <text:p text:style-name="P37"><text:span text:style-name="T3">En las redes privadas, particularmente en el entorno industrial y de operaciones tecnológicas (OT), los atacantes no siempre necesitan robar información confidencial. A menudo, un ataque exitoso puede consistir simplemente en </text:span><text:span text:style-name="Strong_20_Emphasis"><text:span text:style-name="T3">interrumpir</text:span></text:span><text:span text:style-name="T3"> las comunicaciones, afectando la </text:span><text:span text:style-name="Strong_20_Emphasis"><text:span text:style-name="T3">disponibilidad</text:span></text:span><text:span text:style-name="T3"> del sistema y provocando grandes pérdidas económicas. La interceptación de paquetes, aunque no necesariamente comprometida en términos de confidencialidad, puede provocar una disrupción significativa en los servicios críticos, lo que demuestra que las redes Wi-Fi, incluso en entornos cerrados, siguen siendo una vulnerabilidad potencial.</text:span></text:p>
      <text:p text:style-name="P23"/>
      <text:p text:style-name="P38"><text:span text:style-name="T7">1.1.3 </text:span><text:span text:style-name="Strong_20_Emphasis"><text:span text:style-name="T7">Prevención y Erradicación</text:span></text:span></text:p>
      <text:p text:style-name="P37"><text:span text:style-name="T3"><text:tab/>Para mitigar los riesgos en redes Wi-Fi, existen soluciones de </text:span><text:span text:style-name="Strong_20_Emphasis"><text:span text:style-name="T3">detección</text:span></text:span><text:span text:style-name="T3"> y </text:span><text:span text:style-name="Strong_20_Emphasis"><text:span text:style-name="T3">prevención de intrusiones (IDS/IPS)</text:span></text:span><text:span text:style-name="T3"> que pueden proporcionar una capa adicional de seguridad. Sin embargo, el coste de estas soluciones es una barrera importante, especialmente en el caso de las redes Wi-Fi. El precio no solo está relacionado con el software en sí, sino también con el hardware necesario para cubrir áreas de cobertura extensa y garantizar que se monitorice todo el tráfico de red de manera efectiva.</text:span></text:p>
      <text:p text:style-name="P37"><text:span text:style-name="T3">En las redes cableadas, la cobertura de área es menos compleja debido a la menor cantidad de dispositivos necesarios para proporcionar un control de acceso eficiente. En cambio, en las redes inalámbricas, los puntos de acceso pueden estar dispersos en zonas remotas, lo que aumenta el desafío de detectar dispositivos comprometidos. La monitorización completa de una red Wi-Fi requiere </text:span><text:span text:style-name="Strong_20_Emphasis"><text:span text:style-name="T3">sondas adicionales</text:span></text:span><text:span text:style-name="T3"> y </text:span><text:span text:style-name="Strong_20_Emphasis"><text:span text:style-name="T3">hardware especializado</text:span></text:span><text:span text:style-name="T3">, lo que incrementa el coste y la complejidad de implementar sistemas de seguridad efectivos.</text:span></text:p>
      <text:p text:style-name="P37"><text:span text:style-name="T3">En el caso de las </text:span><text:span text:style-name="Strong_20_Emphasis"><text:span text:style-name="T3">redes públicas</text:span></text:span><text:span text:style-name="T3">, el problema se agrava aún más debido a la falta de incentivos de los proveedores de estos servicios para implementar soluciones de seguridad adecuadas. Dado que la mayoría de estos puntos de acceso son ofrecidos de forma gratuita, y no existe una obligación legal o contractual que imponga medidas de seguridad robustas, los responsables de gestionar estas redes no suelen estar motivados para aplicar sistemas de </text:span><text:span text:style-name="Strong_20_Emphasis"><text:span text:style-name="T3">detección y prevención de intrusiones</text:span></text:span><text:span text:style-name="T3">. Como resultado, estas redes permanecen extremadamente vulnerables, lo que coloca a los usuarios en un riesgo significativo al conectarse a ellas.</text:span></text:p>
      <text:p text:style-name="P24"/>
      <text:p text:style-name="P23"/>
      <text:p text:style-name="P25">1.2 Estado del arte</text:p>
      <text:p text:style-name="P26"><text:tab/>En esta seccion se detallan las tecnologias existentes en el area de IT y OT en cuanto a la monitorizacion de redes wifi. Tambien se analiza la existencia de proyectos que implementen sistemas de monitorizacionbasados en microcontroladores ESP32 o similares. El proposito es el de evaluar el desarrollo realizado con respecto al contexto actual, con el fin de evaluar la viabilidad y lo novedoso de la solucion con respecto a pruductos y tecnologias establecidas.</text:p>
      <text:p text:style-name="P26">1.2.1 Tecnologias</text:p>
      <text:p text:style-name="P26"/>
      <text:p text:style-name="P27">1.3 Objetivos </text:p>
      <text:p text:style-name="P27">2. Desarrollo</text:p>
      <text:p text:style-name="P28"><text:tab/>En esta apartado se descriven las diferentes fases del proceso de desarrollo del proyecto, desde la concepcion de la idea, pasando por el diseño del sistema y hasta las pruebas realizadas. Por tanto a lo largo de las siguientes subsecciones se comentaran los detalles mas tecnicos del sistema, analizando las limitaciones halladas, y las soluciones proporcionadas.</text:p>
      <text:p text:style-name="P28">2.1 Fase de analisis</text:p>
      <text:p text:style-name="P28"><text:s/><text:tab/><text:span text:style-name="T12">Al inicio del proyecto, se reciben 3 microcontroladores ESP32-C6 junto con un AP GliNet, por lo que se opta por empezar a investigar en cuanto al framework de desarrollo de estos microcontroladores.</text:span></text:p>
      <text:p text:style-name="P29">En este punto del proyecto la unica informacion que se tiene es que el ESP32 es un microcontrolador de bajo consumo energetico con conectividad wifi y buetooth que de forma habitual corre programas en C / C++. Por ello se investiga acerca de las diferentes formas de cargar programas, proceso en el que se averigua que ademas del IDE de arduino tambien se pueden utilizar IDE-s con soporte para esp-idf. Ademas se averigua que tambien se pueden cargar programas en micropython y lua <text:span text:style-name="T13">aunque esto requiere cambiar el firmware del microcontrolador.</text:span></text:p>
      <text:p text:style-name="P30">Tras evaluar las vetajas y desventajas de cada una de las opciones se decide utilizar el plugin de ESP-IDF para VS-Code. La decision se toma en base que esta parece ser la forma “oficial” de programnar el microcontrolador , siendo el plugin mencionado el firmware por defecto y el que tiene un mayor control sobre el hardware del ESP. Este factor hace ademas que exista una mayor cantidad de documentacion y soporte con foros dedicados y una mayor coimunidad de usuarios que tuilizan este firmware de forma mayoritaria.</text:p>
      <text:p text:style-name="P31">Definido el framework de desarrollo a utilizar se comienza a plantear el como llevar a cabo la deteccion ataques via wifi. <text:span text:style-name="T14">Por eso se comienza a investigar que informacion se puede extraer de los paquetes de red esnifados por el esp. La conclusion resulta ser que el ESP32 solo puede extraer informacion de la capa 2 o capa de enlace de datos ya que no permite la implementacion de raw sockets lo que habria permitido realizar la intercepcion y procesamiento manual. Se podria realizar la extraccion manual de los datos de capas superiores, pero se decide comenzar por ataques detectables en capa 2 y mas adelante profundizar de ser necesario.</text:span></text:p>
      <text:p text:style-name="P32"><text:span text:style-name="T14">Conociendo la informacion a la que se puede acceder </text:span><text:span text:style-name="T15">se busca informacion acerca ataques que pueden ser relevantes para los usuarios que se encuentren conectados a la red wifi en cuestion. Tras lo cual se obtiene las iguiente lista inicial de ataques :</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text:span text:style-name="Strong_20_Emphasis"><text:span text:style-name="T2">Ataque</text:span></text:span></text:p>
            </table:table-cell>
            <table:table-cell table:style-name="Table1.A1" office:value-type="string">
              <text:p text:style-name="P9"><text:span text:style-name="Strong_20_Emphasis"><text:span text:style-name="T2">Paquete implicado</text:span></text:span></text:p>
            </table:table-cell>
            <table:table-cell table:style-name="Table1.A1" office:value-type="string">
              <text:p text:style-name="P9"><text:span text:style-name="Strong_20_Emphasis"><text:span text:style-name="T2">Cómo detectarlo</text:span></text:span></text:p>
            </table:table-cell>
          </table:table-row>
        </table:table-header-rows>
        <table:table-row>
          <table:table-cell table:style-name="Table1.A1" office:value-type="string">
            <text:p text:style-name="P7"><text:span text:style-name="Strong_20_Emphasis"><text:span text:style-name="T2">Fake AP (Evil Twin)</text:span></text:span></text:p>
          </table:table-cell>
          <table:table-cell table:style-name="Table1.A1" office:value-type="string">
            <text:p text:style-name="P7"><text:span text:style-name="Emphasis"><text:span text:style-name="T2">Beacon Frames falsos</text:span></text:span></text:p>
          </table:table-cell>
          <table:table-cell table:style-name="Table1.A1" office:value-type="string">
            <text:p text:style-name="P8">SSID duplicados con diferentes BSSID.</text:p>
          </table:table-cell>
        </table:table-row>
        <table:table-row>
          <table:table-cell table:style-name="Table1.A1" office:value-type="string">
            <text:p text:style-name="P7"><text:span text:style-name="Strong_20_Emphasis"><text:span text:style-name="T2">Deauthentication Attack</text:span></text:span></text:p>
          </table:table-cell>
          <table:table-cell table:style-name="Table1.A1" office:value-type="string">
            <text:p text:style-name="P7"><text:span text:style-name="Emphasis"><text:span text:style-name="T2">Paquetes Deauth (0xC0)</text:span></text:span></text:p>
          </table:table-cell>
          <table:table-cell table:style-name="Table1.A1" office:value-type="string">
            <text:p text:style-name="P8">Flujo inusual de deauth a clientes.</text:p>
          </table:table-cell>
        </table:table-row>
        <table:table-row>
          <table:table-cell table:style-name="Table1.A1" office:value-type="string">
            <text:p text:style-name="P7"><text:span text:style-name="Strong_20_Emphasis"><text:span text:style-name="T2">Disassociation Attack</text:span></text:span></text:p>
          </table:table-cell>
          <table:table-cell table:style-name="Table1.A1" office:value-type="string">
            <text:p text:style-name="P7"><text:span text:style-name="Emphasis"><text:span text:style-name="T2">Paquetes Disassoc (0xA0)</text:span></text:span></text:p>
          </table:table-cell>
          <table:table-cell table:style-name="Table1.A1" office:value-type="string">
            <text:p text:style-name="P8">Clientes desconectados repentinamente.</text:p>
          </table:table-cell>
        </table:table-row>
        <table:table-row>
          <table:table-cell table:style-name="Table1.A1" office:value-type="string">
            <text:p text:style-name="P7"><text:span text:style-name="Strong_20_Emphasis"><text:span text:style-name="T2">Probe Sniffing</text:span></text:span></text:p>
          </table:table-cell>
          <table:table-cell table:style-name="Table1.A1" office:value-type="string">
            <text:p text:style-name="P7"><text:span text:style-name="Emphasis"><text:span text:style-name="T2">Probe Requests de clientes</text:span></text:span></text:p>
          </table:table-cell>
          <table:table-cell table:style-name="Table1.A1" office:value-type="string">
            <text:p text:style-name="P8">Dispositivos buscando redes conocidas.</text:p>
          </table:table-cell>
        </table:table-row>
        <table:table-row>
          <table:table-cell table:style-name="Table1.A1" office:value-type="string">
            <text:p text:style-name="P7"><text:span text:style-name="Strong_20_Emphasis"><text:span text:style-name="T2">MAC Spoofing</text:span></text:span></text:p>
          </table:table-cell>
          <table:table-cell table:style-name="Table1.A1" office:value-type="string">
            <text:p text:style-name="P7"><text:span text:style-name="Emphasis"><text:span text:style-name="T2">Direcciones MAC falsas</text:span></text:span></text:p>
          </table:table-cell>
          <table:table-cell table:style-name="Table1.A1" office:value-type="string">
            <text:p text:style-name="P8">Cambios en MAC inusuales o conflictivos.</text:p>
          </table:table-cell>
        </table:table-row>
        <table:table-row>
          <table:table-cell table:style-name="Table1.A1" office:value-type="string">
            <text:p text:style-name="P7"><text:span text:style-name="Strong_20_Emphasis"><text:span text:style-name="T2">ARP Spoofing</text:span></text:span></text:p>
          </table:table-cell>
          <table:table-cell table:style-name="Table1.A1" office:value-type="string">
            <text:p text:style-name="P7"><text:span text:style-name="Emphasis"><text:span text:style-name="T2">Paquetes ARP en LAN</text:span></text:span></text:p>
          </table:table-cell>
          <table:table-cell table:style-name="Table1.A1" office:value-type="string">
            <text:p text:style-name="P8">Puede detectarse si hay cambios en la MAC-IP de dispositivos.</text:p>
          </table:table-cell>
        </table:table-row>
      </table:table>
      <text:p text:style-name="P6"/>
      <text:p text:style-name="P6"/>
      <text:p text:style-name="P3">Una vez defini<text:span text:style-name="T16">da la base para la sonda de red, se comienza a investigar acerca de las tecnologias a utilizar en el servidor central. Para el backend encargado de ricibir, procesar y almacenar los mensajes recibidos se opta por utilizar JAVA con el framework de Springboot. Principalmente debido a que ya se ha utilizado previamente en proyectos similares, ademas estar muy bien integrado mediante el framework con las tecnologias a continuacion.</text:span></text:p>
      <text:p text:style-name="P3"><text:soft-page-break/></text:p>
      <text:p text:style-name="P4"><text:span text:style-name="T16">Para la base de datos en la que almacenar los mensajes, inicialmente se consideran opciones sql como Postgres SQL. Al igual que en el caso anterior la decision </text:span><text:span text:style-name="T17">se basa en la utilizacion previa pero finalmente se decide utilizar Elasticsearch ya que parece ser una mejor opicion en estos casos donde se requieren datos en tiempo real. Ademas es menos restrictivo en terminos de adaptabilidad, ya que no requiere de la creacion de tablas relaciones y otros aspectos poropios de las bases de datos SQL.</text:span></text:p>
      <text:p text:style-name="P4"/>
      <text:p text:style-name="P2"><text:span text:style-name="T17">El paso logico tras tener la opcion de alamacenamiento de datos es el de decidir que software de visualizacion utilizar para consumir y graficar los datos. En esta occasion se llegan a valorar 3 opciones, PowerBi de Microsoft, Kibana de Elastic y Grafana <text:s/>de Grafana Labs. De entre las tres opciones finalmente se decide utilizar grafana por ser open source, ya que aunque Kibana esta mejor integrado con Elsticsearch, tiene restricciones de de pago para ciertas funcionalidades, ocurriendo lo mismo con PowerBI.</text:span></text:p>
      <text:p text:style-name="P2"/>
      <text:p text:style-name="P2"><text:span text:style-name="T18">Habiendo definido los principales componentes del sistema central, solo resta definir el medio mediante el que comunicar las sondas con el monitor central. Mas que la tecnologia de comunicacion, lo que se debe de decidir an este apartado es el broceker de mensajeria a implementar. Ciertamente se llega a valorar la opcion de comunicar ambos dismpositvos mediante http pero se descarta de inmediato por considerarse que el coste de implementacion es excesivo en relacion a los beneficios. Por lo menos si lo comparamos con MQTT o AMQP dos <text:s/>protocolos de mansajeria ampliamente utilizados en sistemas IoT y que se adecuan mejor alas capacidades de dispositivos de bajos recuson como el ESP32.</text:span></text:p>
      <text:p text:style-name="P2"/>
      <text:p text:style-name="P5">Descartado HTTP como protocolo de mensajeria, la decision queda entre utilizar MQTT o AMQP, decantandose por AMQP por ser una version mejorada y mas robusta de MQTT. Para la implementacion del protocolo de mensajeria elejido se selecciona el brocker de RabbitMQ. En parate y una vez mas por poseer ya experiencia con el brocker pero tambien por ser la opcion mas popular y versatil de entre las existentente, soprtando tambien MQTT, HTTP, STOMP y WebSockets.</text:p>
      <text:p text:style-name="P5"/>
      <text:p text:style-name="P5">Con esto quedan seleccionadas las tecnologias para conformar lo que en adelante sera el monitor central al que se enviaran todos los mensajes y alertas desde las sondas. De igual manera quedan tambien definidos los ataques basicos a detectar en base al analisis inicial de las capacidades de sniffing del ESP3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master-page style:name="First_20_Page" style:display-name="First Pag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4T10:02:05.243372592</meta:creation-date>
    <dc:date>2025-04-09T15:51:43.447686237</dc:date>
    <meta:editing-duration>PT1H1M47S</meta:editing-duration>
    <meta:editing-cycles>4</meta:editing-cycles>
    <meta:generator>LibreOffice/24.2.7.2$Linux_X86_64 LibreOffice_project/420$Build-2</meta:generator>
    <meta:document-statistic meta:table-count="1" meta:image-count="0" meta:object-count="0" meta:page-count="9" meta:paragraph-count="82" meta:word-count="3054" meta:character-count="20259" meta:non-whitespace-character-count="17269"/>
  </office:meta>
</office:document-meta>
</file>